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P2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020_3544729801"/><text:bookmark-end text:name="__DdeLink__1020_3544729801"/><text:span text:style-name="T3"><text:line-break/></text:span><text:span text:style-name="T3">count = </text:span><text:span text:style-name="T9">0</text:span><text:line-break/><text:span text:style-name="T1"># num_rows = int(input("Enter the number of rows: "))</text:span><text:line-break/><text:span text:style-name="T1"># num_cols = int(input("Enter the number of columns: "))</text:span><text:line-break/><text:span text:style-name="T3">k = </text:span><text:span text:style-name="T5">int</text:span><text:span text:style-name="T3">(</text:span><text:span text:style-name="T5">input</text:span><text:span text:style-name="T3">(</text:span><text:span text:style-name="T7">"Enter the value of k"</text:span><text:span text:style-name="T3">))</text:span><text:line-break/><text:span text:style-name="T3">ok_positions = []</text:span><text:line-break/><text:span text:style-name="T3">distances = []</text:span><text:line-break/><text:span text:style-name="T1"># matrix = [[0] * num_cols for _ in range(num_rows)]</text:span><text:line-break/><text:span text:style-name="T1">#</text:span><text:line-break/><text:span text:style-name="T1"># locationones = []</text:span><text:line-break/><text:span text:style-name="T1"># oneno = int(input("Enter the number of ones: "))</text:span><text:line-break/><text:span text:style-name="T1">#</text:span><text:line-break/><text:span text:style-name="T1"># for i in range(oneno):</text:span><text:line-break/><text:span text:style-name="T1"># <text:s text:c="4"/>x = int(input(f"Enter the x-coordinate for the {i + 1}-th 1: "))</text:span><text:line-break/><text:span text:style-name="T1"># <text:s text:c="4"/>y = int(input(f"Enter the y-coordinate for the {i + 1}-th 1: "))</text:span><text:line-break/><text:span text:style-name="T1"># <text:s text:c="4"/>locationones.append((x, y))</text:span><text:line-break/><text:span text:style-name="T1"># for row in range(num_rows):</text:span><text:line-break/><text:span text:style-name="T1"># <text:s text:c="4"/>for col in range(num_cols):</text:span><text:line-break/><text:span text:style-name="T1"># <text:s text:c="8"/>if (row,col) in locationones:</text:span><text:line-break/><text:span text:style-name="T1"># <text:s text:c="12"/>matrix[row][col] = 1</text:span><text:line-break/><text:span text:style-name="T1"># <text:s text:c="8"/>else:</text:span><text:line-break/><text:span text:style-name="T1"># <text:s text:c="12"/>matrix[row][col] = 0</text:span><text:line-break/><text:span text:style-name="T1"># for row in matrix:</text:span><text:line-break/><text:span text:style-name="T1"># <text:s text:c="4"/>print(row)</text:span><text:line-break/><text:line-break/><text:span text:style-name="T1"># matrix = [</text:span><text:line-break/><text:span text:style-name="T1"># <text:s text:c="8"/>[1, 0, 0],</text:span><text:line-break/><text:span text:style-name="T1"># <text:s text:c="8"/>[0, 0, 0],</text:span><text:line-break/><text:span text:style-name="T1"># <text:s text:c="8"/>[0, 0, 0],</text:span><text:line-break/><text:span text:style-name="T1"># <text:s text:c="8"/>[0, 0, 0]</text:span><text:line-break/><text:span text:style-name="T1">#</text:span><text:line-break/><text:span text:style-name="T1"># <text:s text:c="4"/>#</text:span><text:line-break/><text:span text:style-name="T1"># <text:s text:c="4"/>]</text:span><text:line-break/><text:line-break/><text:span text:style-name="T1"># matrix = [</text:span><text:line-break/><text:span text:style-name="T1"># <text:s text:c="4"/>[1, 0, 0],</text:span><text:line-break/><text:span text:style-name="T1"># <text:s text:c="4"/>[0, 0, 0],</text:span><text:line-break/><text:span text:style-name="T1"># <text:s text:c="4"/>[0, 0, 1],</text:span><text:line-break/><text:span text:style-name="T1"># <text:s text:c="4"/>[0, 1, 0]</text:span><text:line-break/><text:span text:style-name="T1">#</text:span><text:line-break/><text:span text:style-name="T1"># #</text:span><text:line-break/><text:span text:style-name="T1"># ]</text:span><text:line-break/><text:span text:style-name="T1"># matrix = [</text:span><text:line-break/><text:span text:style-name="T1"># <text:s text:c="4"/>[0, 0, 0, 0, 0, 0, 0, 0],</text:span><text:line-break/><text:span text:style-name="T1"># <text:s text:c="4"/>[0, 0, 0, 0, 0, 0, 0, 0],</text:span><text:line-break/><text:span text:style-name="T1"># <text:s text:c="4"/>[0, 0, 1, 0, 0, 0, 0, 0],</text:span><text:line-break/><text:span text:style-name="T1"># <text:s text:c="4"/>[0, 0, 0, 0, 0, 0, 0, 0],</text:span><text:line-break/><text:span text:style-name="T1"># <text:s text:c="4"/>[0, 0, 0, 0, 0, 0, 0, 0],</text:span><text:line-break/><text:span text:style-name="T1"># <text:s text:c="4"/>[0, 0, 0, 0, 0, 0, 0, 0],</text:span><text:line-break/><text:span text:style-name="T1"># <text:s text:c="4"/>[0, 0, 0, 0, 0, 0, 1, 0],</text:span><text:line-break/><text:span text:style-name="T1"># <text:s text:c="4"/>[0, 0, 0, 0, 0, 0, 0, 0],</text:span><text:line-break/><text:span text:style-name="T1"># ]</text:span><text:line-break/><text:span text:style-name="T3">matrix = [</text:span><text:line-break/><text:span text:style-name="T3"> <text:s text:c="3"/>[</text:span><text:span text:style-name="T9">1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1</text:span><text:span text:style-name="T3">, </text:span><text:span text:style-name="T9">0</text:span><text:span text:style-name="T3">, </text:span><text:span text:style-name="T9">0</text:span><text:span text:style-name="T3">],</text:span><text:line-break/><text:span text:style-name="T3"> <text:s text:c="3"/>[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],</text:span><text:line-break/><text:span text:style-name="T3"> <text:s text:c="3"/>[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1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],</text:span><text:line-break/><text:span text:style-name="T3"> <text:s text:c="3"/>[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],</text:span><text:line-break/><text:span text:style-name="T3"> <text:s text:c="3"/>[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1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],</text:span><text:line-break/><text:span text:style-name="T3"> <text:s text:c="3"/>[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],</text:span><text:line-break/><text:span text:style-name="T3"> <text:s text:c="3"/>[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1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],</text:span><text:line-break/><text:span text:style-name="T3"> <text:s text:c="3"/>[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0</text:span><text:span text:style-name="T3">, </text:span><text:span text:style-name="T9">1</text:span><text:span text:style-name="T3">, </text:span><text:span text:style-name="T9">0</text:span><text:span text:style-name="T3">]</text:span><text:line-break/><text:span text:style-name="T3">]</text:span><text:line-break/><text:soft-page-break/><text:line-break/><text:span text:style-name="T3">ones_positions = []</text:span><text:line-break/><text:line-break/><text:line-break/><text:span text:style-name="T11">for </text:span><text:span text:style-name="T3">row </text:span><text:span text:style-name="T11">in </text:span><text:span text:style-name="T5">range</text:span><text:span text:style-name="T3">(</text:span><text:span text:style-name="T5">len</text:span><text:span text:style-name="T3">(matrix)):</text:span><text:line-break/><text:span text:style-name="T3"> <text:s text:c="3"/></text:span><text:span text:style-name="T11">for </text:span><text:span text:style-name="T3">col </text:span><text:span text:style-name="T11">in </text:span><text:span text:style-name="T5">range</text:span><text:span text:style-name="T3">(</text:span><text:span text:style-name="T5">len</text:span><text:span text:style-name="T3">(matrix[</text:span><text:span text:style-name="T9">0</text:span><text:span text:style-name="T3">])):</text:span><text:line-break/><text:span text:style-name="T3"> <text:s text:c="7"/></text:span><text:span text:style-name="T11">if </text:span><text:span text:style-name="T3">matrix[row][col] == </text:span><text:span text:style-name="T9">1</text:span><text:span text:style-name="T3">:</text:span><text:line-break/><text:span text:style-name="T3"> <text:s text:c="11"/>ones_positions.append((row, col))</text:span><text:line-break/><text:line-break/><text:line-break/><text:span text:style-name="T11">for </text:span><text:span text:style-name="T3">row </text:span><text:span text:style-name="T11">in </text:span><text:span text:style-name="T5">range</text:span><text:span text:style-name="T3">(</text:span><text:span text:style-name="T5">len</text:span><text:span text:style-name="T3">(matrix)):</text:span><text:line-break/><text:span text:style-name="T3"> <text:s text:c="3"/></text:span><text:span text:style-name="T11">for </text:span><text:span text:style-name="T3">col </text:span><text:span text:style-name="T11">in </text:span><text:span text:style-name="T5">range</text:span><text:span text:style-name="T3">(</text:span><text:span text:style-name="T5">len</text:span><text:span text:style-name="T3">(matrix[</text:span><text:span text:style-name="T9">0</text:span><text:span text:style-name="T3">])):</text:span><text:line-break/><text:span text:style-name="T3"> <text:s text:c="7"/>current_position = [row, col]</text:span><text:line-break/><text:span text:style-name="T3"> <text:s text:c="7"/>distances = []</text:span><text:line-break/><text:span text:style-name="T3"> <text:s text:c="7"/></text:span><text:span text:style-name="T11">if </text:span><text:span text:style-name="T3">matrix[row][col] == </text:span><text:span text:style-name="T9">0</text:span><text:span text:style-name="T3">:</text:span><text:line-break/><text:span text:style-name="T3"> <text:s text:c="11"/></text:span><text:span text:style-name="T11">for </text:span><text:span text:style-name="T3">position </text:span><text:span text:style-name="T11">in </text:span><text:span text:style-name="T3">ones_positions:</text:span><text:line-break/><text:span text:style-name="T3"> <text:s text:c="15"/>distance = </text:span><text:span text:style-name="T5">abs</text:span><text:span text:style-name="T3">(current_position[</text:span><text:span text:style-name="T9">0</text:span><text:span text:style-name="T3">] - position[</text:span><text:span text:style-name="T9">0</text:span><text:span text:style-name="T3">]) + </text:span><text:span text:style-name="T5">abs</text:span><text:span text:style-name="T3">(current_position[</text:span><text:span text:style-name="T9">1</text:span><text:span text:style-name="T3">] - position[</text:span><text:span text:style-name="T9">1</text:span><text:span text:style-name="T3">])</text:span><text:line-break/><text:span text:style-name="T3"> <text:s text:c="15"/>distances.append(distance)</text:span><text:line-break/><text:line-break/><text:span text:style-name="T3"> <text:s text:c="11"/></text:span><text:span text:style-name="T11">if </text:span><text:span text:style-name="T5">all</text:span><text:span text:style-name="T3">(distance &gt; k </text:span><text:span text:style-name="T11">for </text:span><text:span text:style-name="T3">distance </text:span><text:span text:style-name="T11">in </text:span><text:span text:style-name="T3">distances):</text:span><text:line-break/><text:span text:style-name="T3"> <text:s text:c="15"/>count += </text:span><text:span text:style-name="T9">1</text:span><text:line-break/><text:span text:style-name="T9"> <text:s text:c="15"/></text:span><text:span text:style-name="T3">matrix[row][col] = </text:span><text:span text:style-name="T9">5</text:span><text:line-break/><text:span text:style-name="T9"> <text:s text:c="15"/></text:span><text:span text:style-name="T3">ok_positions.append((row, col))</text:span><text:line-break/><text:span text:style-name="T5">print</text:span><text:span text:style-name="T3">(</text:span><text:span text:style-name="T7">"Count"</text:span><text:span text:style-name="T3">, count)</text:span><text:line-break/><text:span text:style-name="T5">print</text:span><text:span text:style-name="T3">(</text:span><text:span text:style-name="T7">"The cordinates where Turbines can be built are:"</text:span><text:span text:style-name="T3">)</text:span><text:line-break/><text:span text:style-name="T11">for </text:span><text:span text:style-name="T3">pos </text:span><text:span text:style-name="T11">in </text:span><text:span text:style-name="T3">ok_positions:</text:span><text:line-break/><text:span text:style-name="T3"> <text:s text:c="3"/></text:span><text:span text:style-name="T5">print</text:span><text:span text:style-name="T3">(pos)</text:span><text:line-break/><text:span text:style-name="T5">print</text:span><text:span text:style-name="T3">(</text:span><text:span text:style-name="T7">"Below 5 shows where turbines can be built "</text:span><text:span text:style-name="T3">)</text:span><text:line-break/><text:span text:style-name="T11">for </text:span><text:span text:style-name="T3">row </text:span><text:span text:style-name="T11">in </text:span><text:span text:style-name="T3">matrix:</text:span><text:line-break/><text:span text:style-name="T3"> <text:s text:c="3"/></text:span><text:span text:style-name="T5">print</text:span><text:span text:style-name="T3">(row)</text:span><text:line-break/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7:21:56.928942707</meta:creation-date>
    <dc:date>2023-10-04T16:47:32.314673314</dc:date>
    <meta:editing-duration>PT1H12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1" meta:word-count="432" meta:character-count="2440" meta:non-whitespace-character-count="1655"/>
  </office:meta>
</office:document-meta>
</file>